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1.928cm"/>
    </style:style>
    <style:style style:name="Tabela1.B" style:family="table-column">
      <style:table-column-properties style:column-width="1.799cm"/>
    </style:style>
    <style:style style:name="Tabela1.C" style:family="table-column">
      <style:table-column-properties style:column-width="1.58cm"/>
    </style:style>
    <style:style style:name="Tabela1.D" style:family="table-column">
      <style:table-column-properties style:column-width="2.064cm"/>
    </style:style>
    <style:style style:name="Tabela1.E" style:family="table-column">
      <style:table-column-properties style:column-width="2.517cm"/>
    </style:style>
    <style:style style:name="Tabela1.F" style:family="table-column">
      <style:table-column-properties style:column-width="3.23cm"/>
    </style:style>
    <style:style style:name="Tabela1.G" style:family="table-column">
      <style:table-column-properties style:column-width="3.882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2.628cm"/>
    </style:style>
    <style:style style:name="Tabela2.B" style:family="table-column">
      <style:table-column-properties style:column-width="7.715cm"/>
    </style:style>
    <style:style style:name="Tabela2.C" style:family="table-column">
      <style:table-column-properties style:column-width="6.657cm"/>
    </style:style>
    <style:style style:name="Tabela2.A1" style:family="table-cell">
      <style:table-cell-properties style:vertical-align="middle" fo:padding="0.049cm" fo:border="0.05pt solid #000000"/>
    </style:style>
    <style:style style:name="P1" style:family="paragraph" style:parent-style-name="Heading_20_2">
      <style:paragraph-properties fo:margin-top="0cm" fo:margin-bottom="0.247cm" style:contextual-spacing="false" fo:line-height="114%"/>
    </style:style>
    <style:style style:name="P2" style:family="paragraph" style:parent-style-name="Heading_20_3">
      <style:paragraph-properties fo:margin-top="0cm" fo:margin-bottom="0.247cm" style:contextual-spacing="false" fo:line-height="114%"/>
      <style:text-properties style:font-name="Google Sans"/>
    </style:style>
    <style:style style:name="P3" style:family="paragraph" style:parent-style-name="Heading_20_3">
      <style:paragraph-properties fo:margin-top="0cm" fo:margin-bottom="0.247cm" style:contextual-spacing="false" fo:line-height="114%"/>
    </style:style>
    <style:style style:name="P4" style:family="paragraph" style:parent-style-name="Standard">
      <style:text-properties officeooo:rsid="001d29f9" officeooo:paragraph-rsid="001d29f9"/>
    </style:style>
    <style:style style:name="P5" style:family="paragraph" style:parent-style-name="Standard">
      <style:text-properties officeooo:paragraph-rsid="001d29f9"/>
    </style:style>
    <style:style style:name="P6" style:family="paragraph" style:parent-style-name="Table_20_Contents">
      <style:paragraph-properties fo:margin-top="0cm" fo:margin-bottom="0.247cm" style:contextual-spacing="false" fo:line-height="114%"/>
    </style:style>
    <style:style style:name="P7" style:family="paragraph" style:parent-style-name="Table_20_Contents">
      <style:paragraph-properties fo:margin-top="0cm" fo:margin-bottom="0cm" style:contextual-spacing="false" fo:line-height="114%"/>
    </style:style>
    <style:style style:name="P8" style:family="paragraph" style:parent-style-name="Table_20_Contents">
      <style:paragraph-properties fo:margin-top="0cm" fo:margin-bottom="0.247cm" style:contextual-spacing="false" fo:line-height="114%"/>
      <style:text-properties style:font-name="Google Sans Text" fo:font-weight="bold"/>
    </style:style>
    <style:style style:name="P9" style:family="paragraph" style:parent-style-name="Table_20_Contents">
      <style:paragraph-properties fo:margin-top="0cm" fo:margin-bottom="0.247cm" style:contextual-spacing="false" fo:line-height="114%"/>
      <style:text-properties style:font-name="Google Sans Text"/>
    </style:style>
    <style:style style:name="P10" style:family="paragraph" style:parent-style-name="Text_20_body" style:list-style-name="L1"/>
    <style:style style:name="P11" style:family="paragraph" style:parent-style-name="Text_20_body">
      <style:paragraph-properties fo:margin-top="0cm" fo:margin-bottom="0.247cm" style:contextual-spacing="false" fo:line-height="114%"/>
      <style:text-properties style:font-name="Google Sans Text"/>
    </style:style>
    <style:style style:name="P12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/>
    </style:style>
    <style:style style:name="P13" style:family="paragraph" style:parent-style-name="Text_20_body" style:list-style-name="L2">
      <style:paragraph-properties fo:margin-top="0cm" fo:margin-bottom="0.247cm" style:contextual-spacing="false" fo:line-height="114%" fo:padding="0cm" fo:border="none"/>
      <style:text-properties style:font-name="Google Sans Text" fo:font-weight="bold"/>
    </style:style>
    <style:style style:name="P14" style:family="paragraph" style:parent-style-name="Text_20_body">
      <style:text-properties officeooo:rsid="001d29f9" officeooo:paragraph-rsid="001d29f9"/>
    </style:style>
    <style:style style:name="T1" style:family="text">
      <style:text-properties officeooo:rsid="001d29f9"/>
    </style:style>
    <style:style style:name="T2" style:family="text">
      <style:text-properties fo:font-weight="bold"/>
    </style:style>
    <style:style style:name="T3" style:family="text">
      <style:text-properties style:font-name="Google Sans Text"/>
    </style:style>
    <style:style style:name="T4" style:family="text">
      <style:text-properties style:font-name="Google Sans Text" fo:font-weight="bold"/>
    </style:style>
    <style:style style:name="T5" style:family="text">
      <style:text-properties style:font-name="Google Sans"/>
    </style:style>
    <style:style style:name="T6" style:family="text">
      <style:text-properties fo:font-style="italic"/>
    </style:style>
    <style:style style:name="T7" style:family="text">
      <style:text-properties fo:font-style="italic" fo:font-weight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hatgpt »</text:p>
      <text:p text:style-name="Text_20_body">Resumo: infra variável por run é barata; o custo real vem do “baseline” (DB, cache, logs/observabilidade, e canais de suporte). Abaixo, estimativas mensais por plano usando o comparativo enviado e preços públicos atuais.</text:p>
      <text:h text:style-name="Heading_20_1" text:outline-level="1">Custos operacionais estimados (mensais)</text:h>
      <text:p text:style-name="Text_20_body">Premissas objetivas<text:line-break/>• Modelo: GPT-4o mini. Preço de referência: US$0,15/M tokens input e US$0,60/M tokens output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</text:a><text:line-break/>• Tokens médios por run: 2,5k in + 0,7k out ⇒ ~US$0,0008/run. Custo é linear no volume. (cálculo direto com preços acima)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</text:a><text:line-break/>• Logs: ingestão CloudWatch ~US$0,50/GB; armazenamento S3 Standard ~US$0,023/GB-mês. <text:a xlink:type="simple" xlink:href="https://aws.amazon.com/cloudwatch/pricing/?utm_source=chatgpt.com" office:target-frame-name="_blank" xlink:show="new" text:style-name="Internet_20_link" text:visited-style-name="Visited_20_Internet_20_Link">Amazon Web Services, Inc.+1</text:a><text:line-break/>• Fila/cache: Redis “pay-as-you-go” ~US$0,20/100k comandos. Considero ~50 comandos/run. <text:a xlink:type="simple" xlink:href="https://upstash.com/pricing/redis?utm_source=chatgpt.com" office:target-frame-name="_blank" xlink:show="new" text:style-name="Internet_20_link" text:visited-style-name="Visited_20_Internet_20_Link">Upstash: Serverless Data Platform</text:a><text:line-break/>• Banco: RDS Postgres de referência db.t3.medium ~US$0,072/h ⇒ ~US$52/mês on-demand. (baseline único, pode ser rateado por todos os planos). <text:a xlink:type="simple" xlink:href="https://instances.vantage.sh/aws/rds/db.t3.medium?utm_source=chatgpt.com" office:target-frame-name="_blank" xlink:show="new" text:style-name="Internet_20_link" text:visited-style-name="Visited_20_Internet_20_Link">instances.vantage.sh</text:a><text:line-break/>• Suporte por e-mail quando aplicável: SendGrid Essentials a partir de US$19,95/mês. WhatsApp: US$0,005 por mensagem Twilio (+ tarifa de template da Meta). <text:a xlink:type="simple" xlink:href="https://sendgrid.com/en-us/pricing?utm_source=chatgpt.com" office:target-frame-name="_blank" xlink:show="new" text:style-name="Internet_20_link" text:visited-style-name="Visited_20_Internet_20_Link">Centro de Ajuda Twilio+3SendGrid+3CloudEagle+3</text:a></text:p>
      <text:p text:style-name="Text_20_body">Tabela por plano (runs/mês do seu comparativo)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leLine1742431923152">
            <table:table-cell table:style-name="Tabela1.A1" office:value-type="string">
              <text:p text:style-name="Table_20_Heading">Plano</text:p>
            </table:table-cell>
            <table:table-cell table:style-name="Tabela1.A1" office:value-type="string">
              <text:p text:style-name="Table_20_Heading">Runs/mês</text:p>
            </table:table-cell>
            <table:table-cell table:style-name="Tabela1.A1" office:value-type="string">
              <text:p text:style-name="Table_20_Heading">AI (US$)</text:p>
            </table:table-cell>
            <table:table-cell table:style-name="Tabela1.A1" office:value-type="string">
              <text:p text:style-name="Table_20_Heading">Redis (US$)</text:p>
            </table:table-cell>
            <table:table-cell table:style-name="Tabela1.A1" office:value-type="string">
              <text:p text:style-name="Table_20_Heading">Logs+S3 (US$)</text:p>
            </table:table-cell>
            <table:table-cell table:style-name="Tabela1.A1" office:value-type="string">
              <text:p text:style-name="Table_20_Heading">Suporte (US$)</text:p>
            </table:table-cell>
            <table:table-cell table:style-name="Tabela1.A1" office:value-type="string">
              <text:p text:style-name="Table_20_Heading">Subtotal variável (US$)</text:p>
            </table:table-cell>
          </table:table-row>
        </table:table-header-rows>
        <table:table-row table:style-name="TableLine1742431923152">
          <table:table-cell table:style-name="Tabela1.A1" office:value-type="string">
            <text:p text:style-name="Table_20_Contents">Free</text:p>
          </table:table-cell>
          <table:table-cell table:style-name="Tabela1.A1" office:value-type="string">
            <text:p text:style-name="Table_20_Contents">15</text:p>
          </table:table-cell>
          <table:table-cell table:style-name="Tabela1.A1" office:value-type="string">
            <text:p text:style-name="Table_20_Contents">0,01</text:p>
          </table:table-cell>
          <table:table-cell table:style-name="Tabela1.A1" office:value-type="string">
            <text:p text:style-name="Table_20_Contents">~0,00</text:p>
          </table:table-cell>
          <table:table-cell table:style-name="Tabela1.A1" office:value-type="string">
            <text:p text:style-name="Table_20_Contents">~0,00</text:p>
          </table:table-cell>
          <table:table-cell table:style-name="Tabela1.A1" office:value-type="string">
            <text:p text:style-name="Table_20_Contents">0</text:p>
          </table:table-cell>
          <table:table-cell table:style-name="Tabela1.A1" office:value-type="string">
            <text:p text:style-name="Table_20_Contents">~0,01</text:p>
          </table:table-cell>
        </table:table-row>
        <table:table-row table:style-name="TableLine1742431923152">
          <table:table-cell table:style-name="Tabela1.A1" office:value-type="string">
            <text:p text:style-name="Table_20_Contents">Starter</text:p>
          </table:table-cell>
          <table:table-cell table:style-name="Tabela1.A1" office:value-type="string">
            <text:p text:style-name="Table_20_Contents">100</text:p>
          </table:table-cell>
          <table:table-cell table:style-name="Tabela1.A1" office:value-type="string">
            <text:p text:style-name="Table_20_Contents">0,08</text:p>
          </table:table-cell>
          <table:table-cell table:style-name="Tabela1.A1" office:value-type="string">
            <text:p text:style-name="Table_20_Contents">~0,01</text:p>
          </table:table-cell>
          <table:table-cell table:style-name="Tabela1.A1" office:value-type="string">
            <text:p text:style-name="Table_20_Contents">~0,00</text:p>
          </table:table-cell>
          <table:table-cell table:style-name="Tabela1.A1" office:value-type="string">
            <text:p text:style-name="Table_20_Contents">19,95 (e-mail)</text:p>
          </table:table-cell>
          <table:table-cell table:style-name="Tabela1.A1" office:value-type="string">
            <text:p text:style-name="Table_20_Contents">~20,04</text:p>
          </table:table-cell>
        </table:table-row>
        <table:table-row table:style-name="TableLine1742431923152">
          <table:table-cell table:style-name="Tabela1.A1" office:value-type="string">
            <text:p text:style-name="Table_20_Contents">Pro</text:p>
          </table:table-cell>
          <table:table-cell table:style-name="Tabela1.A1" office:value-type="string">
            <text:p text:style-name="Table_20_Contents">500</text:p>
          </table:table-cell>
          <table:table-cell table:style-name="Tabela1.A1" office:value-type="string">
            <text:p text:style-name="Table_20_Contents">0,40</text:p>
          </table:table-cell>
          <table:table-cell table:style-name="Tabela1.A1" office:value-type="string">
            <text:p text:style-name="Table_20_Contents">~0,05</text:p>
          </table:table-cell>
          <table:table-cell table:style-name="Tabela1.A1" office:value-type="string">
            <text:p text:style-name="Table_20_Contents">~0,01</text:p>
          </table:table-cell>
          <table:table-cell table:style-name="Tabela1.A1" office:value-type="string">
            <text:p text:style-name="Table_20_Contents">89,95 (Pro e-mail)</text:p>
          </table:table-cell>
          <table:table-cell table:style-name="Tabela1.A1" office:value-type="string">
            <text:p text:style-name="Table_20_Contents">~90,41</text:p>
          </table:table-cell>
        </table:table-row>
        <table:table-row table:style-name="TableLine1742431923152">
          <table:table-cell table:style-name="Tabela1.A1" office:value-type="string">
            <text:p text:style-name="Table_20_Contents">Business</text:p>
          </table:table-cell>
          <table:table-cell table:style-name="Tabela1.A1" office:value-type="string">
            <text:p text:style-name="Table_20_Contents">2.000</text:p>
          </table:table-cell>
          <table:table-cell table:style-name="Tabela1.A1" office:value-type="string">
            <text:p text:style-name="Table_20_Contents">1,60</text:p>
          </table:table-cell>
          <table:table-cell table:style-name="Tabela1.A1" office:value-type="string">
            <text:p text:style-name="Table_20_Contents">~0,20</text:p>
          </table:table-cell>
          <table:table-cell table:style-name="Tabela1.A1" office:value-type="string">
            <text:p text:style-name="Table_20_Contents">~0,02</text:p>
          </table:table-cell>
          <table:table-cell table:style-name="Tabela1.A1" office:value-type="string">
            <text:p text:style-name="Table_20_Contents">89,95–custom</text:p>
          </table:table-cell>
          <table:table-cell table:style-name="Tabela1.A1" office:value-type="string">
            <text:p text:style-name="Table_20_Contents">~91,77</text:p>
          </table:table-cell>
        </table:table-row>
        <table:table-row table:style-name="TableLine1742431923152">
          <table:table-cell table:style-name="Tabela1.A1" office:value-type="string">
            <text:p text:style-name="Table_20_Contents">Enterprise</text:p>
          </table:table-cell>
          <table:table-cell table:style-name="Tabela1.A1" office:value-type="string">
            <text:p text:style-name="Table_20_Contents">10.000</text:p>
          </table:table-cell>
          <table:table-cell table:style-name="Tabela1.A1" office:value-type="string">
            <text:p text:style-name="Table_20_Contents">8,00</text:p>
          </table:table-cell>
          <table:table-cell table:style-name="Tabela1.A1" office:value-type="string">
            <text:p text:style-name="Table_20_Contents">~1,00</text:p>
          </table:table-cell>
          <table:table-cell table:style-name="Tabela1.A1" office:value-type="string">
            <text:p text:style-name="Table_20_Contents">~0,10</text:p>
          </table:table-cell>
          <table:table-cell table:style-name="Tabela1.A1" office:value-type="string">
            <text:p text:style-name="Table_20_Contents">custom (WA + SLA)</text:p>
          </table:table-cell>
          <table:table-cell table:style-name="Tabela1.A1" office:value-type="string">
            <text:p text:style-name="Table_20_Contents">~9,10 + suporte</text:p>
          </table:table-cell>
        </table:table-row>
      </table:table>
      <text:p text:style-name="Text_20_body">Notas de cálculo<text:line-break/>• AI por plano = runs × ~US$0,0008. Preço do modelo conforme referência pública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</text:a><text:line-break/>• Redis ≈ (runs × 50 comandos) / 100k × US$0,20. <text:a xlink:type="simple" xlink:href="https://upstash.com/pricing/redis?utm_source=chatgpt.com" office:target-frame-name="_blank" xlink:show="new" text:style-name="Internet_20_link" text:visited-style-name="Visited_20_Internet_20_Link">Upstash: Serverless Data Platform</text:a><text:line-break/>• Logs ingeridos assumem ~8 KB/run e retenção do plano: custo de ingestão é muito baixo (CloudWatch cobra por GB). S3 para retenção mensal também é centavos nas quantidades informadas. <text:a xlink:type="simple" xlink:href="https://aws.amazon.com/cloudwatch/pricing/?utm_source=chatgpt.com" office:target-frame-name="_blank" xlink:show="new" text:style-name="Internet_20_link" text:visited-style-name="Visited_20_Internet_20_Link">Amazon Web Services, Inc.+1</text:a><text:line-break/>• Suporte: e-mail via SendGrid conforme plano; WhatsApp somente para Business/Enterprise quando houver canal síncrono, com US$0,005 por mensagem + tarifa de template da Meta. <text:a xlink:type="simple" xlink:href="https://sendgrid.com/en-us/pricing?utm_source=chatgpt.com" office:target-frame-name="_blank" xlink:show="new" text:style-name="Internet_20_link" text:visited-style-name="Visited_20_Internet_20_Link">Centro de Ajuda Twilio+3SendGrid+3CloudEagle+3</text:a></text:p>
      <text:p text:style-name="Text_20_body">Baseline compartilhado (fixo mensal, ambiente de produção único)<text:line-break/>• Postgres gerenciado: ~US$52/mês (db.t3.medium). Escala para instâncias maiores conforme crescimento. <text:a xlink:type="simple" xlink:href="https://instances.vantage.sh/aws/rds/db.t3.medium?utm_source=chatgpt.com" office:target-frame-name="_blank" xlink:show="new" text:style-name="Internet_20_link" text:visited-style-name="Visited_20_Internet_20_Link">instances.vantage.sh</text:a><text:line-break/>• Observabilidade extra e dashboards: custos variam, mas a unidade de preço é por GB <text:soft-page-break/>ingerido/armazenado (CloudWatch). Planeje orçamento por GB, não por “serviço”. <text:a xlink:type="simple" xlink:href="https://aws.amazon.com/cloudwatch/pricing/?utm_source=chatgpt.com" office:target-frame-name="_blank" xlink:show="new" text:style-name="Internet_20_link" text:visited-style-name="Visited_20_Internet_20_Link">Amazon Web Services, Inc.+1</text:a><text:line-break/>• Armazenamento bruto (artefatos/exportações): S3 Standard ~US$0,023/GB-mês, ajustar por retenção do plano. <text:a xlink:type="simple" xlink:href="https://www.nops.io/blog/how-much-do-aws-s3-storage-classes-cost/?utm_source=chatgpt.com" office:target-frame-name="_blank" xlink:show="new" text:style-name="Internet_20_link" text:visited-style-name="Visited_20_Internet_20_Link">nOps</text:a></text:p>
      <text:h text:style-name="Heading_20_1" text:outline-level="1">O que isto implica para cada plano</text:h>
      <text:p text:style-name="Text_20_body">Free<text:line-break/>• Margem bruta quase total. Custos variáveis ≪ R$1. Upsell por excedente faz sentido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</text:a></text:p>
      <text:p text:style-name="Text_20_body">Starter<text:line-break/>• OpEx dominado por suporte e e-mail transacional. Margem segue alta. Trave custo de suporte com limites claros de SLA e canais. <text:a xlink:type="simple" xlink:href="https://sendgrid.com/en-us/pricing?utm_source=chatgpt.com" office:target-frame-name="_blank" xlink:show="new" text:style-name="Internet_20_link" text:visited-style-name="Visited_20_Internet_20_Link">SendGrid+1</text:a></text:p>
      <text:p text:style-name="Text_20_body">Pro<text:line-break/>• Mesmo perfil do Starter, porém uso maior ainda não pressiona AI/infra. Considere overage automatizado por blocos de runs para evitar “shadow support”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</text:a></text:p>
      <text:p text:style-name="Text_20_body">Business<text:line-break/>• Variável continua baixa. Pressão vem de integrações (webhooks, exports) e suporte priorizado. Orce WhatsApp onde houver canal síncrono. <text:a xlink:type="simple" xlink:href="https://www.twilio.com/en-us/whatsapp/pricing?utm_source=chatgpt.com" office:target-frame-name="_blank" xlink:show="new" text:style-name="Internet_20_link" text:visited-style-name="Visited_20_Internet_20_Link">Twilio+1</text:a></text:p>
      <text:p text:style-name="Text_20_body">Enterprise<text:line-break/>• Custo de IA e infra direta seguem pequenos frente a exigências de SSO/SCIM, auditoria e SLA. O componente principal vira pessoas e tooling enterprise. Preços “sob proposta” corretos.</text:p>
      <text:h text:style-name="Heading_20_1" text:outline-level="1">Feedback para C-levels</text:h>
      <text:list xml:id="list1282220472" text:style-name="L1">
        <text:list-item>
          <text:p text:style-name="P10">Margem bruta estruturalmente alta<text:line-break/>A variável por run com GPT-4o mini é sub-US$0,001. Mesmo a 10k runs/mês, AI custa ~US$8. O baseline (DB/observabilidade) domina. Preços atuais sustentam margens elevadas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Reuters+2instances.vantage.sh+2</text:a></text:p>
        </text:list-item>
        <text:list-item>
          <text:p text:style-name="P10">Riscos de diluição de margem<text:line-break/>• Suporte: cada elevação de SLA ou canal síncrono aumenta custo unitário mais do que IA/infra. Mantenha “guardrails” de suporte por plano e opcionais pagos. <text:a xlink:type="simple" xlink:href="https://sendgrid.com/en-us/pricing?utm_source=chatgpt.com" office:target-frame-name="_blank" xlink:show="new" text:style-name="Internet_20_link" text:visited-style-name="Visited_20_Internet_20_Link">SendGrid+2CloudEagle+2</text:a><text:line-break/>• Observabilidade “sem limite”: custos escalam por GB. Defina políticas de amostragem e retenção aderentes ao plano. <text:a xlink:type="simple" xlink:href="https://aws.amazon.com/cloudwatch/pricing/?utm_source=chatgpt.com" office:target-frame-name="_blank" xlink:show="new" text:style-name="Internet_20_link" text:visited-style-name="Visited_20_Internet_20_Link">Amazon Web Services, Inc.+1</text:a></text:p>
        </text:list-item>
        <text:list-item>
          <text:p text:style-name="P10">Estratégia de preço e monetização de excedentes<text:line-break/>• Com variável tão baixo, overage por blocos de runs e ações externas minimiza fricção e captura valor de heavy users nos planos médios. (alinha com sua sugestão de add-ons).<text:line-break/>• Oferta anual com desconto é viável porque o OpEx é previsível. Amarre a descontos a compromissos de volume e limites de suporte.</text:p>
        </text:list-item>
        <text:list-item>
          <text:p text:style-name="P10">CapEx/FinOps<text:line-break/>• Padronize uma instância RDS “mínima viável” e um plano Redis PAYG; só suba tamanhos <text:soft-page-break/>com sinais objetivos de backlog e p95. Métrica por GB em logs e S3 como “orçamento de produto”, não “infra”. <text:a xlink:type="simple" xlink:href="https://instances.vantage.sh/aws/rds/db.t3.medium?utm_source=chatgpt.com" office:target-frame-name="_blank" xlink:show="new" text:style-name="Internet_20_link" text:visited-style-name="Visited_20_Internet_20_Link">nOps+3instances.vantage.sh+3Upstash: Serverless Data Platform+3</text:a></text:p>
        </text:list-item>
        <text:list-item>
          <text:p text:style-name="P10">Brasil e canais<text:line-break/>• Se WhatsApp virar canal primário em Business/Enterprise, trate-o como COGS de suporte. Cada conversa/templates somam ao OpEx. Ajuste preço enterprise conforme volume esperado. <text:a xlink:type="simple" xlink:href="https://www.twilio.com/en-us/whatsapp/pricing?utm_source=chatgpt.com" office:target-frame-name="_blank" xlink:show="new" text:style-name="Internet_20_link" text:visited-style-name="Visited_20_Internet_20_Link">Twilio+1</text:a></text:p>
        </text:list-item>
      </text:list>
      <text:h text:style-name="Heading_20_1" text:outline-level="1">Próximos passos práticos</text:h>
      <text:p text:style-name="Text_20_body">• Instituir “tabela de custos por unidade”: US$/run, US$/100k comandos Redis, US$/GB log, US$/GB-mês storage, US$/msg WhatsApp, US$/mês SendGrid. Mantém previsibilidade e governança. <text:a xlink:type="simple" xlink:href="https://www.reuters.com/technology/artificial-intelligence/openai-unveils-cheaper-small-ai-model-gpt-4o-mini-2024-07-18/?utm_source=chatgpt.com" office:target-frame-name="_blank" xlink:show="new" text:style-name="Internet_20_link" text:visited-style-name="Visited_20_Internet_20_Link">SendGrid+5Reuters+5Upstash: Serverless Data Platform+5</text:a><text:line-break/>• Revisar trimestralmente preços de modelos, pois caem rápido e melhoram margem.</text:p>
      <text:p text:style-name="Standard"/>
      <text:p text:style-name="P5"><text:span text:style-name="T1">Gemini &gt; </text:span><text:span text:style-name="T3">Como a sua solicitação é baseada em um </text:span><text:span text:style-name="T4">plano de marketing e planos de serviço (Free, Starter, Pro, Business, Enterprise)</text:span><text:span text:style-name="T3"> fornecidos em um arquivo HTML, a pesquisa na web retornou informações genéricas sobre </text:span><text:span text:style-name="T4">custos operacionais (CO)</text:span><text:span text:style-name="T3"> de empresas em geral, e não os custos específicos para cada um dos seus planos de serviço (Free, Starter, Pro, Business, Enterprise).</text:span></text:p>
      <text:p text:style-name="P11">Os custos operacionais de cada plano (como Free, Starter, etc.) são tipicamente <text:span text:style-name="T2">custos variáveis</text:span> que dependem do uso (como "Runs/mês" e "Ações externas incluídas") e <text:span text:style-name="T2">custos fixos</text:span> relacionados ao nível de serviço e infraestrutura (como o custo do suporte, retenção de logs, webhooks e conectores específicos).</text:p>
      <text:p text:style-name="P11">Como o documento não possui dados de custos de infraestrutura/serviços e a busca não pode acessar a informação interna, forneço um <text:span text:style-name="T2">Feedback para C-Levels</text:span> focando nas implicações de custos e receitas a partir dos dados do plano, e a necessidade de mapear os Custos Operacionais (CO) por plano.</text:p>
      <text:p text:style-name="Horizontal_20_Line"/>
      <text:h text:style-name="P1" text:outline-level="2">🎯 <text:span text:style-name="T5">Feedback para C-Levels: Implicações de Custo Operacional e Estratégia de Planos</text:span></text:h>
      <text:p text:style-name="P11">A estratégia de planos está bem definida em termos de proposta de valor e público-alvo (ICP). No entanto, a falta de dados de Custos Operacionais (CO) por plano é um <text:span text:style-name="T2">risco de margem</text:span>.</text:p>
      <text:h text:style-name="P2" text:outline-level="3">1. ⚠️ Análise do Custo Operacional (CO) por Plano (A Ser Mapeado)</text:h>
      <text:p text:style-name="P11">É crucial mapear os <text:span text:style-name="T2">Custos Operacionais</text:span> para cada plano, pois o preço está diretamente relacionado aos recursos consumidos.</text:p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 table:style-name="TableLine1742431941008">
            <table:table-cell table:style-name="Tabela2.A1" office:value-type="string">
              <text:p text:style-name="P7"><text:span text:style-name="Strong_20_Emphasis"><text:span text:style-name="T3">Plano</text:span></text:span></text:p>
            </table:table-cell>
            <table:table-cell table:style-name="Tabela2.A1" office:value-type="string">
              <text:p text:style-name="P7"><text:span text:style-name="Strong_20_Emphasis"><text:span text:style-name="T3">Implicações de Custo Operacional (CO)</text:span></text:span></text:p>
            </table:table-cell>
            <table:table-cell table:style-name="Tabela2.A1" office:value-type="string">
              <text:p text:style-name="P7"><text:span text:style-name="Strong_20_Emphasis"><text:span text:style-name="T3">Ação de C-Level Sugerida</text:span></text:span></text:p>
            </table:table-cell>
          </table:table-row>
        </table:table-header-rows>
        <table:table-row table:style-name="TableLine1742431941008">
          <table:table-cell table:style-name="Tabela2.A1" office:value-type="string">
            <text:p text:style-name="P8">Free (R$ 0)</text:p>
          </table:table-cell>
          <table:table-cell table:style-name="Tabela2.A1" office:value-type="string">
            <text:p text:style-name="P9">O CO é puramente um <text:span text:style-name="T2">custo de aquisição (CAC)</text:span> ou <text:span text:style-name="T2">custo de </text:span><text:span text:style-name="T7">trial</text:span>. Deve ser o mais baixo possível (limite <text:soft-page-break/>de 15 Runs) para manter a taxa de conversão alta.</text:p>
          </table:table-cell>
          <table:table-cell table:style-name="Tabela2.A1" office:value-type="string">
            <text:p text:style-name="P6"><text:span text:style-name="T4">Rastrear:</text:span><text:span text:style-name="T3"> Custo/Run, Taxa de Ativação (</text:span><text:span text:style-name="Source_20_Text"><text:span text:style-name="T3">1º run em 7 min</text:span></text:span><text:span text:style-name="T3">), e </text:span><text:span text:style-name="T4">Taxa de Conversão Free -&gt; Starter</text:span><text:span text:style-name="T3">. Se </text:span><text:soft-page-break/><text:span text:style-name="T3">o CO do Free for alto, o plano não se paga.</text:span></text:p>
          </table:table-cell>
        </table:table-row>
        <table:table-row table:style-name="TableLine1742431941008">
          <table:table-cell table:style-name="Tabela2.A1" office:value-type="string">
            <text:p text:style-name="P8">Starter (R$ 49/mês)</text:p>
          </table:table-cell>
          <table:table-cell table:style-name="Tabela2.A1" office:value-type="string">
            <text:p text:style-name="P9">O CO aumenta com: <text:span text:style-name="T2">100 Runs/mês</text:span> e <text:span text:style-name="T2">100 Ações externas</text:span>. O suporte de <text:span text:style-name="T2">E-mail ≤48h</text:span> e a <text:span text:style-name="T2">Mentoria semanal</text:span> adicionam um CO de pessoal (SAC/CSM).</text:p>
          </table:table-cell>
          <table:table-cell table:style-name="Tabela2.A1" office:value-type="string">
            <text:p text:style-name="P9"><text:span text:style-name="T2">Rastrear:</text:span> Custo de Suporte/Cliente (CAC) vs. ARPU (R$ 49). O principal sinal de upgrade é <text:span text:style-name="T2">Excedentes</text:span>, o que sugere um CO de uso superior ao de R$ 49/mês.</text:p>
          </table:table-cell>
        </table:table-row>
        <table:table-row table:style-name="TableLine1742431941008">
          <table:table-cell table:style-name="Tabela2.A1" office:value-type="string">
            <text:p text:style-name="P8">Pro (R$ 149/mês)</text:p>
          </table:table-cell>
          <table:table-cell table:style-name="Tabela2.A1" office:value-type="string">
            <text:p text:style-name="P9">O CO escala com recursos técnicos: <text:span text:style-name="T2">500 Runs/mês</text:span>, <text:span text:style-name="T2">1.000 Ações</text:span>, <text:span text:style-name="T2">Logs de 30 dias</text:span>, <text:span text:style-name="T2">API</text:span> e <text:span text:style-name="T2">Webhooks Básico</text:span>. O suporte de <text:span text:style-name="T2">E-mail ≤24h</text:span>, <text:span text:style-name="T2">Mentoria Pro</text:span> e <text:span text:style-name="T2">Office Hours</text:span> elevam o CO de pessoal.</text:p>
          </table:table-cell>
          <table:table-cell table:style-name="Tabela2.A1" office:value-type="string">
            <text:p text:style-name="P9"><text:span text:style-name="T2">Rastrear:</text:span> Margem de Contribuição. Os sinais de upgrade (<text:span text:style-name="T2">Runs &gt;350</text:span> / <text:span text:style-name="T2">Ações &gt;800</text:span>) confirmam que a infraestrutura tem um limite de CO confortável em R$ 149/mês.</text:p>
          </table:table-cell>
        </table:table-row>
        <table:table-row table:style-name="TableLine1742431941008">
          <table:table-cell table:style-name="Tabela2.A1" office:value-type="string">
            <text:p text:style-name="P8">Business (R$ 599/mês)</text:p>
          </table:table-cell>
          <table:table-cell table:style-name="Tabela2.A1" office:value-type="string">
            <text:p text:style-name="P9">Ponto de inflexão de CO. Recursos de <text:span text:style-name="T2">Escala/Confiabilidade</text:span>: <text:span text:style-name="T2">2.000 Runs</text:span>, <text:span text:style-name="T2">5.000 Ações</text:span>, <text:span text:style-name="T2">90 dias de Logs</text:span>, <text:span text:style-name="T2">Webhooks robustos (HMAC/DLQ)</text:span>, <text:span text:style-name="T2">Exports (cron/on‑demand)</text:span>. CO de pessoal em <text:span text:style-name="T2">Suporte Prioritário</text:span> e <text:span text:style-name="T2">deep-dives</text:span>.</text:p>
          </table:table-cell>
          <table:table-cell table:style-name="Tabela2.A1" office:value-type="string">
            <text:p text:style-name="P9"><text:span text:style-name="T2">Validar:</text:span> O CO técnico para Webhooks/DLQ/Exports é justificável no preço? <text:span text:style-name="T2">Mapear:</text:span> Qual é o custo de retenção de 90 dias de logs?</text:p>
          </table:table-cell>
        </table:table-row>
        <table:table-row table:style-name="TableLine1742431941008">
          <table:table-cell table:style-name="Tabela2.A1" office:value-type="string">
            <text:p text:style-name="P8">Enterprise (Sob Proposta)</text:p>
          </table:table-cell>
          <table:table-cell table:style-name="Tabela2.A1" office:value-type="string">
            <text:p text:style-name="P9">CO mais alto. A infraestrutura exige <text:span text:style-name="T2">Conectores Datalake/ETL</text:span>, <text:span text:style-name="T2">SSO/SAML/SCIM</text:span> (segurança/governança) e <text:span text:style-name="T2">VPC peering</text:span>. CO de serviço é máximo com <text:span text:style-name="T2">TAM</text:span>, <text:span text:style-name="T2">SLA (Sev1/Sev2)</text:span> e <text:span text:style-name="T2">Consultoria/QBR</text:span>.</text:p>
          </table:table-cell>
          <table:table-cell table:style-name="Tabela2.A1" office:value-type="string">
            <text:p text:style-name="P9"><text:span text:style-name="T2">Priorizar:</text:span> A análise de custo por conta (ABC) para cada cliente Enterprise para garantir margens saudáveis, dada a personalização do serviço e o alto CO de pessoal (TAM/Consultoria).</text:p>
          </table:table-cell>
        </table:table-row>
      </table:table>
      <text:h text:style-name="P2" text:outline-level="3">2. 🚀 Análise das Sugestões de Melhoria (C-Level)</text:h>
      <text:p text:style-name="P11">As sugestões do plano de marketing buscam mitigar fricções e aumentar o <text:span text:style-name="T2">Lifetime Value (LTV)</text:span>, atacando diretamente a lacuna de CO e Receita Média por Usuário (ARPU).</text:p>
      <text:list xml:id="list3590563064" text:style-name="L2">
        <text:list-item>
          <text:p text:style-name="P13">Adicionar Add-on de Excedente (Runs/Ações):</text:p>
          <text:list>
            <text:list-item>
              <text:p text:style-name="P12"><text:span text:style-name="T2">Impacto no CO:</text:span> Permite que o CO variável aumente gradualmente (R$ 49/mês + uso excedente), evitando que clientes migrem diretamente para um plano de R$ 149/mês antes do tempo.</text:p>
            </text:list-item>
            <text:list-item>
              <text:p text:style-name="P12"><text:span text:style-name="T2">Veredito C-Level:</text:span> <text:span text:style-name="T2">Aprovar</text:span>. É uma tática de <text:span text:style-name="T6">upsell</text:span> de baixo atrito que aumenta o ARPU dos planos Starter/Pro sem ter que arcar com o CO fixo do próximo tier.</text:p>
            </text:list-item>
          </text:list>
        </text:list-item>
        <text:list-item>
          <text:p text:style-name="P13"><text:soft-page-break/>Introduzir Plano Anual com Desconto:</text:p>
          <text:list>
            <text:list-item>
              <text:p text:style-name="P12"><text:span text:style-name="T2">Impacto no CO:</text:span> Melhora o <text:span text:style-name="T2">fluxo de caixa (cash flow)</text:span>, que pode ser investido para <text:span text:style-name="T2">reduzir o CO</text:span> (ex.: contratando infraestrutura em longo prazo).</text:p>
            </text:list-item>
            <text:list-item>
              <text:p text:style-name="P12"><text:span text:style-name="T2">Veredito C-Level:</text:span> <text:span text:style-name="T2">Aprovar e Priorizar</text:span>. Garante previsibilidade de receita e reduz o <text:span text:style-name="T6">churn</text:span> (abandono) anual.</text:p>
            </text:list-item>
          </text:list>
        </text:list-item>
        <text:list-item>
          <text:p text:style-name="P13">Lançar Tier <text:span text:style-name="T6">Scale</text:span> (R$ 299/1.000 runs):</text:p>
          <text:list>
            <text:list-item>
              <text:p text:style-name="P12"><text:span text:style-name="T2">Impacto no CO:</text:span> Amortece o salto de <text:span text:style-name="T2">R$ 149 (Pro) para R$ 599 (Business)</text:span>, onde o CO técnico aumenta muito (Webhooks/Exports). Ajuda a cobrir o CO marginal de <text:span text:style-name="T2">1.000 Runs</text:span> e <text:span text:style-name="T2">60 dias de retenção</text:span> de forma mais eficaz do que o plano Pro.</text:p>
            </text:list-item>
            <text:list-item>
              <text:p text:style-name="P12"><text:span text:style-name="T2">Veredito C-Level:</text:span> <text:span text:style-name="T2">Investigar</text:span>. Validar se o CO técnico do Webhook Básico/Retenção 60 dias cabe em R$ 299 e se a demanda é suficiente para criar um novo plano.</text:p>
            </text:list-item>
          </text:list>
        </text:list-item>
        <text:list-item>
          <text:p text:style-name="P13">Pacote de Consultoria Sob Demanda (Upsell):</text:p>
          <text:list>
            <text:list-item>
              <text:p text:style-name="P12"><text:span text:style-name="T2">Impacto no CO:</text:span> Transforma um potencial CO fixo (CSM Business) em <text:span text:style-name="T2">receita variável por serviço</text:span>. Aproveita o CO do rito de <text:span text:style-name="T2">Mentoria semanal</text:span> (Starter/Pro) para gerar receita extra.</text:p>
            </text:list-item>
            <text:list-item>
              <text:p text:style-name="P12"><text:span text:style-name="T2">Veredito C-Level:</text:span> <text:span text:style-name="T2">Aprovar</text:span>. É uma forma eficaz de testar a aceitação de serviços de consultoria mais robustos, com baixo risco e bom retorno.</text:p>
            </text:list-item>
          </text:list>
        </text:list-item>
      </text:list>
      <text:p text:style-name="Horizontal_20_Line"/>
      <text:h text:style-name="P3" text:outline-level="3">💡 <text:span text:style-name="T5">Próximo Passo Sugerido</text:span></text:h>
      <text:p text:style-name="P11">Recomendo a criação de um <text:span text:style-name="T2">Modelo de Custo por Uso</text:span> (Run/Ação Externa) e <text:span text:style-name="T2">Custo por Recurso Fixo</text:span> (Retenção de Logs, Webhooks, Suporte/SLA) para cada plano, a fim de calcular a <text:span text:style-name="T2">Margem de Contribuição</text:span> e o <text:span text:style-name="T2">Break-Even Point (Ponto de Equilíbrio)</text:span>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6T09:49:14.065000000</meta:creation-date>
    <dc:date>2025-11-06T09:50:14.045000000</dc:date>
    <meta:editing-duration>PT1M</meta:editing-duration>
    <meta:editing-cycles>1</meta:editing-cycles>
    <meta:document-statistic meta:table-count="2" meta:image-count="0" meta:object-count="0" meta:page-count="5" meta:paragraph-count="104" meta:word-count="1618" meta:character-count="10294" meta:non-whitespace-character-count="8798"/>
    <meta:generator>LibreOffice/7.3.2.2$Windows_X86_64 LibreOffice_project/49f2b1bff42cfccbd8f788c8dc32c1c309559be0</meta:generator>
  </office:meta>
</office:document-meta>
</file>